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size="40pt"/>
    </style:style>
    <style:style style:name="P3" style:family="paragraph">
      <style:paragraph-properties fo:text-align="justify"/>
      <style:text-properties fo:font-size="18pt" style:font-size-asian="32pt" style:font-size-complex="32pt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Use-case: 3 – Time Series Analysi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Niranjan Kuma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1.571cm" presentation:class="title">
          <draw:text-box>
            <text:p text:style-name="P2"><text:span text:style-name="T1">Use-case Context and Objective</text:span>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3"><text:span text:style-name="T2">One of the leading retail stores in US, ABC would like to predict the customers and demand accurately. There are certain events and holidays which impact sales on each day.</text:span></text:p>
              </text:list-item>
              <text:list-item>
                <text:p text:style-name="P3"><text:span text:style-name="T2">The company runs several promotional markdown events throughout each year. These markdowns precede prominent holidays such as super bowl, labor day, thanksgiving and christmas.</text:span></text:p>
              </text:list-item>
              <text:list-item>
                <text:p text:style-name="P3"><text:span text:style-name="T2">Main part of the use-case is to model the effects of markdowns on these holiday weeks in absence of the complete historical data. </text:span></text:p>
              </text:list-item>
              <text:list-item>
                <text:p text:style-name="P3"><text:span text:style-name="T2">The objective is to build an ideal ML algorithm that will predict demand accurately and ingest factors like promotions, state and school holiday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0:27:00.923770526</meta:creation-date>
    <meta:editing-duration>PT11M52S</meta:editing-duration>
    <meta:editing-cycles>8</meta:editing-cycles>
    <meta:generator>LibreOffice/6.4.7.2$Linux_X86_64 LibreOffice_project/40$Build-2</meta:generator>
    <dc:title>Classy Red</dc:title>
    <dc:date>2024-05-30T10:49:15.783062727</dc:date>
    <meta:document-statistic meta:object-count="63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